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Operation.PatternOperation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Operation.createRegexp( String pattern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Operation.convertToRegex(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Operation.convertToRegex( StringBuffer sb , boolean greed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ternOperation.toRegex( String pattern , boolean greed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rToPattern.CharToPattern( char patternChar , String regexp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gnizeCrossPlatformSeparators.process( StringBuffer sb , ParsePosition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serveEscapes.process( StringBuffer sb , ParsePosition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Operation.deEscape( char c , StringBuffer s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ToPattern.process( StringBuffer sb , ParsePosition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Operation.toRegex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